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27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8.03mm"/>
    </style:style>
    <style:style style:name="co4" style:family="table-column">
      <style:table-column-properties fo:break-before="auto" style:column-width="16.09mm"/>
    </style:style>
    <style:style style:name="co5" style:family="table-column">
      <style:table-column-properties fo:break-before="auto" style:column-width="10.04mm"/>
    </style:style>
    <style:style style:name="co6" style:family="table-column">
      <style:table-column-properties fo:break-before="auto" style:column-width="16.95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5.5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1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00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anc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Manual</text:p>
          </table:table-cell>
          <table:covered-table-cell/>
          <table:covered-table-cell table:style-name="ce4"/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LSc</text:p>
          </table:table-cell>
          <table:table-cell table:style-name="ce2" office:value-type="string" calcext:value-type="string">
            <text:p>ILSt</text:p>
          </table:table-cell>
          <table:table-cell table:style-name="ce2" office:value-type="string" calcext:value-type="string">
            <text:p>Manualc</text:p>
          </table:table-cell>
          <table:table-cell table:style-name="ce2" office:value-type="string" calcext:value-type="string">
            <text:p>ILSc* </text:p>
          </table:table-cell>
          <table:table-cell table:style-name="ce4" office:value-type="string" calcext:value-type="string">
            <text:p>GAP%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71.85" calcext:value-type="float">
            <text:p>971,85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1728.57" calcext:value-type="float">
            <text:p>1728,57</text:p>
          </table:table-cell>
          <table:table-cell office:value-type="float" office:value="1155.22" calcext:value-type="float">
            <text:p>1155,22</text:p>
          </table:table-cell>
          <table:table-cell table:formula="of:=100*([.F3]-[.G3])/[.F3]" office:value-type="float" office:value="33.169035676889" calcext:value-type="float">
            <text:p>33,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0.07" calcext:value-type="float">
            <text:p>0,07</text:p>
          </table:table-cell>
          <table:table-cell table:style-name="ce3" office:value-type="float" office:value="1815.62" calcext:value-type="float">
            <text:p>1815,62</text:p>
          </table:table-cell>
          <table:table-cell office:value-type="float" office:value="1109.65" calcext:value-type="float">
            <text:p>1109,65</text:p>
          </table:table-cell>
          <table:table-cell table:formula="of:=100*([.F4]-[.G4])/[.F4]" office:value-type="float" office:value="38.8831363391018" calcext:value-type="float">
            <text:p>38,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4063.72" calcext:value-type="float">
            <text:p>4063,72</text:p>
          </table:table-cell>
          <table:table-cell office:value-type="float" office:value="1756.57" calcext:value-type="float">
            <text:p>1756,57</text:p>
          </table:table-cell>
          <table:table-cell table:formula="of:=100*([.F5]-[.G5])/[.F5]" office:value-type="float" office:value="56.7743348459047" calcext:value-type="float">
            <text:p>56,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0.09" calcext:value-type="float">
            <text:p>0,09</text:p>
          </table:table-cell>
          <table:table-cell table:style-name="ce3" office:value-type="float" office:value="3217.05" calcext:value-type="float">
            <text:p>3217,05</text:p>
          </table:table-cell>
          <table:table-cell table:style-name="ce3" office:value-type="float" office:value="1605.1" calcext:value-type="float">
            <text:p>1605,10</text:p>
          </table:table-cell>
          <table:table-cell table:formula="of:=100*([.F6]-[.G6])/[.F6]" office:value-type="float" office:value="50.1064639965186" calcext:value-type="float">
            <text:p>50,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.03" calcext:value-type="float">
            <text:p>0,03</text:p>
          </table:table-cell>
          <table:table-cell table:style-name="ce3" office:value-type="float" office:value="2540.67" calcext:value-type="float">
            <text:p>2540,67</text:p>
          </table:table-cell>
          <table:table-cell office:value-type="float" office:value="1622.85" calcext:value-type="float">
            <text:p>1622,85</text:p>
          </table:table-cell>
          <table:table-cell table:formula="of:=100*([.F7]-[.G7])/[.F7]" office:value-type="float" office:value="36.1251166031008" calcext:value-type="float">
            <text:p>36,1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4254.67" calcext:value-type="float">
            <text:p>4254,67</text:p>
          </table:table-cell>
          <table:table-cell office:value-type="float" office:value="2473.11" calcext:value-type="float">
            <text:p>2473,11</text:p>
          </table:table-cell>
          <table:table-cell table:formula="of:=100*([.F8]-[.G8])/[.F8]" office:value-type="float" office:value="41.8730477334317" calcext:value-type="float">
            <text:p>41,8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0.08" calcext:value-type="float">
            <text:p>0,08</text:p>
          </table:table-cell>
          <table:table-cell table:style-name="ce3" office:value-type="float" office:value="1923.8" calcext:value-type="float">
            <text:p>1923,80</text:p>
          </table:table-cell>
          <table:table-cell office:value-type="float" office:value="1613.26" calcext:value-type="float">
            <text:p>1613,26</text:p>
          </table:table-cell>
          <table:table-cell table:formula="of:=100*([.F9]-[.G9])/[.F9]" office:value-type="float" office:value="16.1420106040129" calcext:value-type="float">
            <text:p>16,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.03" calcext:value-type="float">
            <text:p>0,03</text:p>
          </table:table-cell>
          <table:table-cell table:style-name="ce3" office:value-type="float" office:value="1355.64" calcext:value-type="float">
            <text:p>1355,64</text:p>
          </table:table-cell>
          <table:table-cell office:value-type="float" office:value="1155.56" calcext:value-type="float">
            <text:p>1155,56</text:p>
          </table:table-cell>
          <table:table-cell table:formula="of:=100*([.F10]-[.G10])/[.F10]" office:value-type="float" office:value="14.7590805818654" calcext:value-type="float">
            <text:p>14,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0.11" calcext:value-type="float">
            <text:p>0,11</text:p>
          </table:table-cell>
          <table:table-cell table:style-name="ce3" office:value-type="float" office:value="2079.79" calcext:value-type="float">
            <text:p>2079,79</text:p>
          </table:table-cell>
          <table:table-cell office:value-type="float" office:value="1884.52" calcext:value-type="float">
            <text:p>1884,52</text:p>
          </table:table-cell>
          <table:table-cell table:formula="of:=100*([.F11]-[.G11])/[.F11]" office:value-type="float" office:value="9.38892868991581" calcext:value-type="float">
            <text:p>9,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4" table:number-columns-repeated="2"/>
          <table:table-cell table:style-name="ce4" table:formula="of:=AVERAGE([.D3:.D11])" office:value-type="float" office:value="1413.61111111111" calcext:value-type="float">
            <text:p>1413,61</text:p>
          </table:table-cell>
          <table:table-cell table:style-name="ce4" table:formula="of:=AVERAGE([.E3:.E11])" office:value-type="float" office:value="0.0766666666666667" calcext:value-type="float">
            <text:p>0,08</text:p>
          </table:table-cell>
          <table:table-cell table:style-name="ce4" table:formula="of:=AVERAGE([.F3:.F11])" office:value-type="float" office:value="2553.28111111111" calcext:value-type="float">
            <text:p>2553,28</text:p>
          </table:table-cell>
          <table:table-cell table:style-name="ce4" table:formula="of:=AVERAGE([.G3:.G11])" office:value-type="float" office:value="1597.31555555556" calcext:value-type="float">
            <text:p>1597,32</text:p>
          </table:table-cell>
          <table:table-cell table:style-name="ce4" table:formula="of:=AVERAGE([.H3:.H11])" office:value-type="float" office:value="33.0245727856378" calcext:value-type="float">
            <text:p>33,02</text:p>
          </table:table-cell>
          <table:table-cell table:style-name="ce2" table:number-columns-repeated="1008"/>
        </table:table-row>
        <table:table-row table:style-name="ro1" table:number-rows-repeated="13">
          <table:table-cell table:number-columns-repeated="1016"/>
        </table:table-row>
        <table:table-row table:style-name="ro1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Rio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number-columns-repeated="100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stanc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ILS</text:p>
          </table:table-cell>
          <table:covered-table-cell table:style-name="ce2"/>
          <table:table-cell table:style-name="ce1" office:value-type="string" calcext:value-type="string" table:number-columns-spanned="8" table:number-rows-spanned="1">
            <text:p>B&amp;C</text:p>
          </table:table-cell>
          <table:covered-table-cell table:number-columns-repeated="7" table:style-name="ce2"/>
          <table:table-cell table:style-name="ce1" office:value-type="string" calcext:value-type="string" table:number-columns-spanned="3" table:number-rows-spanned="1">
            <text:p>Manual</text:p>
          </table:table-cell>
          <table:covered-table-cell/>
          <table:covered-table-cell table:style-name="ce4"/>
          <table:table-cell table:style-name="ce2" table:number-columns-repeated="1008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ILSc</text:p>
          </table:table-cell>
          <table:table-cell table:style-name="ce2" office:value-type="string" calcext:value-type="string">
            <text:p>ILSt</text:p>
          </table:table-cell>
          <table:table-cell table:style-name="ce2" office:value-type="string" calcext:value-type="string">
            <text:p>Rtt</text:p>
          </table:table-cell>
          <table:table-cell table:style-name="ce2" office:value-type="string" calcext:value-type="string">
            <text:p><text:s/>BnCc</text:p>
          </table:table-cell>
          <table:table-cell table:style-name="ce2" office:value-type="string" calcext:value-type="string">
            <text:p><text:s/>Nds</text:p>
          </table:table-cell>
          <table:table-cell table:style-name="ce2" office:value-type="string" calcext:value-type="string">
            <text:p><text:s/>BnCt</text:p>
          </table:table-cell>
          <table:table-cell table:style-name="ce2" office:value-type="string" calcext:value-type="string">
            <text:p><text:s/>SEPt</text:p>
          </table:table-cell>
          <table:table-cell table:style-name="ce2" office:value-type="string" calcext:value-type="string">
            <text:p><text:s/>Pgn</text:p>
          </table:table-cell>
          <table:table-cell table:style-name="ce2" office:value-type="string" calcext:value-type="string">
            <text:p><text:s/>zAct</text:p>
          </table:table-cell>
          <table:table-cell table:style-name="ce2" office:value-type="string" calcext:value-type="string">
            <text:p><text:s/>f Act</text:p>
          </table:table-cell>
          <table:table-cell table:style-name="ce2" office:value-type="string" calcext:value-type="string">
            <text:p>Manualc</text:p>
          </table:table-cell>
          <table:table-cell table:style-name="ce2" office:value-type="string" calcext:value-type="string">
            <text:p>ILSc* </text:p>
          </table:table-cell>
          <table:table-cell table:style-name="ce4" office:value-type="string" calcext:value-type="string">
            <text:p>GAP%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RIO_01_0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71.85" calcext:value-type="float">
            <text:p>971,85</text:p>
          </table:table-cell>
          <table:table-cell office:value-type="float" office:value="0.09" calcext:value-type="float">
            <text:p>0,09</text:p>
          </table:table-cell>
          <table:table-cell office:value-type="float" office:value="0.35" calcext:value-type="float">
            <text:p>0,35</text:p>
          </table:table-cell>
          <table:table-cell office:value-type="float" office:value="971.85" calcext:value-type="float">
            <text:p>971,85</text:p>
          </table:table-cell>
          <table:table-cell office:value-type="float" office:value="459" calcext:value-type="float">
            <text:p>459</text:p>
          </table:table-cell>
          <table:table-cell office:value-type="float" office:value="9.02" calcext:value-type="float">
            <text:p>9,02</text:p>
          </table:table-cell>
          <table:table-cell office:value-type="float" office:value="0.05" calcext:value-type="float">
            <text:p>0,05</text:p>
          </table:table-cell>
          <table:table-cell office:value-type="float" office:value="216" calcext:value-type="float">
            <text:p>216</text:p>
          </table:table-cell>
          <table:table-cell office:value-type="float" office:value="506" calcext:value-type="float">
            <text:p>506</text:p>
          </table:table-cell>
          <table:table-cell office:value-type="float" office:value="365" calcext:value-type="float">
            <text:p>365</text:p>
          </table:table-cell>
          <table:table-cell table:style-name="ce3" office:value-type="float" office:value="1728.57" calcext:value-type="float">
            <text:p>1728,57</text:p>
          </table:table-cell>
          <table:table-cell office:value-type="float" office:value="1155.22" calcext:value-type="float">
            <text:p>1155,22</text:p>
          </table:table-cell>
          <table:table-cell table:formula="of:=100*([.N3]-[.O3])/[.N3]" office:value-type="float" office:value="33.169035676889" calcext:value-type="float">
            <text:p>33,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O_07_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0.07" calcext:value-type="float">
            <text:p>0,07</text:p>
          </table:table-cell>
          <table:table-cell office:value-type="float" office:value="0.28" calcext:value-type="float">
            <text:p>0,28</text:p>
          </table:table-cell>
          <table:table-cell office:value-type="float" office:value="1082.43" calcext:value-type="float">
            <text:p>1082,43</text:p>
          </table:table-cell>
          <table:table-cell office:value-type="float" office:value="624" calcext:value-type="float">
            <text:p>624</text:p>
          </table:table-cell>
          <table:table-cell office:value-type="float" office:value="9.38" calcext:value-type="float">
            <text:p>9,38</text:p>
          </table:table-cell>
          <table:table-cell office:value-type="float" office:value="0.05" calcext:value-type="float">
            <text:p>0,05</text:p>
          </table:table-cell>
          <table:table-cell office:value-type="float" office:value="399" calcext:value-type="float">
            <text:p>399</text:p>
          </table:table-cell>
          <table:table-cell office:value-type="float" office:value="508" calcext:value-type="float">
            <text:p>508</text:p>
          </table:table-cell>
          <table:table-cell office:value-type="float" office:value="332" calcext:value-type="float">
            <text:p>332</text:p>
          </table:table-cell>
          <table:table-cell table:style-name="ce3" office:value-type="float" office:value="1815.62" calcext:value-type="float">
            <text:p>1815,62</text:p>
          </table:table-cell>
          <table:table-cell office:value-type="float" office:value="1109.65" calcext:value-type="float">
            <text:p>1109,65</text:p>
          </table:table-cell>
          <table:table-cell table:formula="of:=100*([.N4]-[.O4])/[.N4]" office:value-type="float" office:value="38.8831363391018" calcext:value-type="float">
            <text:p>38,88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8_0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0.11" calcext:value-type="float">
            <text:p>0,11</text:p>
          </table:table-cell>
          <table:table-cell office:value-type="float" office:value="1.96" calcext:value-type="float">
            <text:p>1,96</text:p>
          </table:table-cell>
          <table:table-cell office:value-type="float" office:value="1641.18" calcext:value-type="float">
            <text:p>1641,18</text:p>
          </table:table-cell>
          <table:table-cell office:value-type="float" office:value="618" calcext:value-type="float">
            <text:p>618</text:p>
          </table:table-cell>
          <table:table-cell office:value-type="float" office:value="37.82" calcext:value-type="float">
            <text:p>37,82</text:p>
          </table:table-cell>
          <table:table-cell office:value-type="float" office:value="0.12" calcext:value-type="float">
            <text:p>0,12</text:p>
          </table:table-cell>
          <table:table-cell office:value-type="float" office:value="1024" calcext:value-type="float">
            <text:p>1024</text:p>
          </table:table-cell>
          <table:table-cell office:value-type="float" office:value="1469" calcext:value-type="float">
            <text:p>1469</text:p>
          </table:table-cell>
          <table:table-cell office:value-type="float" office:value="1751" calcext:value-type="float">
            <text:p>1751</text:p>
          </table:table-cell>
          <table:table-cell table:style-name="ce3" office:value-type="float" office:value="4063.72" calcext:value-type="float">
            <text:p>4063,72</text:p>
          </table:table-cell>
          <table:table-cell office:value-type="float" office:value="1756.57" calcext:value-type="float">
            <text:p>1756,57</text:p>
          </table:table-cell>
          <table:table-cell table:formula="of:=100*([.N5]-[.O5])/[.N5]" office:value-type="float" office:value="56.7743348459047" calcext:value-type="float">
            <text:p>56,7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0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0.09" calcext:value-type="float">
            <text:p>0,09</text:p>
          </table:table-cell>
          <table:table-cell office:value-type="float" office:value="1.41" calcext:value-type="float">
            <text:p>1,41</text:p>
          </table:table-cell>
          <table:table-cell office:value-type="float" office:value="1433.61" calcext:value-type="float">
            <text:p>1433,61</text:p>
          </table:table-cell>
          <table:table-cell office:value-type="float" office:value="662" calcext:value-type="float">
            <text:p>662</text:p>
          </table:table-cell>
          <table:table-cell office:value-type="float" office:value="28.29" calcext:value-type="float">
            <text:p>28,29</text:p>
          </table:table-cell>
          <table:table-cell office:value-type="float" office:value="0.09" calcext:value-type="float">
            <text:p>0,09</text:p>
          </table:table-cell>
          <table:table-cell office:value-type="float" office:value="802" calcext:value-type="float">
            <text:p>802</text:p>
          </table:table-cell>
          <table:table-cell office:value-type="float" office:value="915" calcext:value-type="float">
            <text:p>915</text:p>
          </table:table-cell>
          <table:table-cell office:value-type="float" office:value="781" calcext:value-type="float">
            <text:p>781</text:p>
          </table:table-cell>
          <table:table-cell table:style-name="ce3" office:value-type="float" office:value="3217.05" calcext:value-type="float">
            <text:p>3217,05</text:p>
          </table:table-cell>
          <table:table-cell table:style-name="ce3" office:value-type="float" office:value="1605.1" calcext:value-type="float">
            <text:p>1605,10</text:p>
          </table:table-cell>
          <table:table-cell table:formula="of:=100*([.N6]-[.O6])/[.N6]" office:value-type="float" office:value="50.1064639965186" calcext:value-type="float">
            <text:p>50,11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2_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1843.73" calcext:value-type="float">
            <text:p>1843,7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style-name="ce3" office:value-type="float" office:value="2540.67" calcext:value-type="float">
            <text:p>2540,67</text:p>
          </table:table-cell>
          <table:table-cell office:value-type="float" office:value="1622.85" calcext:value-type="float">
            <text:p>1622,85</text:p>
          </table:table-cell>
          <table:table-cell table:formula="of:=100*([.N7]-[.O7])/[.N7]" office:value-type="float" office:value="36.1251166031008" calcext:value-type="float">
            <text:p>36,13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3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.08" calcext:value-type="float">
            <text:p>0,08</text:p>
          </table:table-cell>
          <table:table-cell office:value-type="float" office:value="0.65" calcext:value-type="float">
            <text:p>0,65</text:p>
          </table:table-cell>
          <table:table-cell office:value-type="float" office:value="1529.24" calcext:value-type="float">
            <text:p>1529,24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table:style-name="ce3" office:value-type="float" office:value="4254.67" calcext:value-type="float">
            <text:p>4254,67</text:p>
          </table:table-cell>
          <table:table-cell office:value-type="float" office:value="2473.11" calcext:value-type="float">
            <text:p>2473,11</text:p>
          </table:table-cell>
          <table:table-cell table:formula="of:=100*([.N8]-[.O8])/[.N8]" office:value-type="float" office:value="41.8730477334317" calcext:value-type="float">
            <text:p>41,8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09_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0.08" calcext:value-type="float">
            <text:p>0,08</text:p>
          </table:table-cell>
          <table:table-cell office:value-type="float" office:value="0.83" calcext:value-type="float">
            <text:p>0,83</text:p>
          </table:table-cell>
          <table:table-cell office:value-type="float" office:value="1356.93" calcext:value-type="float">
            <text:p>1356,93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,94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table:style-name="ce3" office:value-type="float" office:value="1923.8" calcext:value-type="float">
            <text:p>1923,80</text:p>
          </table:table-cell>
          <table:table-cell office:value-type="float" office:value="1613.26" calcext:value-type="float">
            <text:p>1613,26</text:p>
          </table:table-cell>
          <table:table-cell table:formula="of:=100*([.N9]-[.O9])/[.N9]" office:value-type="float" office:value="16.1420106040129" calcext:value-type="float">
            <text:p>16,14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0_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1190.96" calcext:value-type="float">
            <text:p>1190,96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table:style-name="ce3" office:value-type="float" office:value="1355.64" calcext:value-type="float">
            <text:p>1355,64</text:p>
          </table:table-cell>
          <table:table-cell office:value-type="float" office:value="1155.56" calcext:value-type="float">
            <text:p>1155,56</text:p>
          </table:table-cell>
          <table:table-cell table:formula="of:=100*([.N10]-[.O10])/[.N10]" office:value-type="float" office:value="14.7590805818654" calcext:value-type="float">
            <text:p>14,7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O_11_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0.11" calcext:value-type="float">
            <text:p>0,11</text:p>
          </table:table-cell>
          <table:table-cell office:value-type="float" office:value="1.74" calcext:value-type="float">
            <text:p>1,74</text:p>
          </table:table-cell>
          <table:table-cell office:value-type="float" office:value="1672.57" calcext:value-type="float">
            <text:p>1672,57</text:p>
          </table:table-cell>
          <table:table-cell office:value-type="float" office:value="920" calcext:value-type="float">
            <text:p>920</text:p>
          </table:table-cell>
          <table:table-cell office:value-type="float" office:value="39.06" calcext:value-type="float">
            <text:p>39,06</text:p>
          </table:table-cell>
          <table:table-cell office:value-type="float" office:value="0.13" calcext:value-type="float">
            <text:p>0,13</text:p>
          </table:table-cell>
          <table:table-cell office:value-type="float" office:value="1024" calcext:value-type="float">
            <text:p>1024</text:p>
          </table:table-cell>
          <table:table-cell office:value-type="float" office:value="1590" calcext:value-type="float">
            <text:p>1590</text:p>
          </table:table-cell>
          <table:table-cell office:value-type="float" office:value="1830" calcext:value-type="float">
            <text:p>1830</text:p>
          </table:table-cell>
          <table:table-cell table:style-name="ce3" office:value-type="float" office:value="2079.79" calcext:value-type="float">
            <text:p>2079,79</text:p>
          </table:table-cell>
          <table:table-cell office:value-type="float" office:value="1884.52" calcext:value-type="float">
            <text:p>1884,52</text:p>
          </table:table-cell>
          <table:table-cell table:formula="of:=100*([.N11]-[.O11])/[.N11]" office:value-type="float" office:value="9.38892868991581" calcext:value-type="float">
            <text:p>9,39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4" table:number-columns-repeated="2"/>
          <table:table-cell table:style-name="ce4" table:formula="of:=AVERAGE([.D3:.D11])" office:value-type="float" office:value="1413.61111111111" calcext:value-type="float">
            <text:p>1413,61</text:p>
          </table:table-cell>
          <table:table-cell table:style-name="ce4" table:formula="of:=AVERAGE([.E3:.E11])" office:value-type="float" office:value="0.0766666666666667" calcext:value-type="float">
            <text:p>0,08</text:p>
          </table:table-cell>
          <table:table-cell table:style-name="ce4" table:formula="of:=AVERAGE([.F3:.F11])" office:value-type="float" office:value="0.817777777777778" calcext:value-type="float">
            <text:p>0,82</text:p>
          </table:table-cell>
          <table:table-cell table:style-name="ce4" table:formula="of:=AVERAGE([.G3:.G11])" office:value-type="float" office:value="1413.61111111111" calcext:value-type="float">
            <text:p>1413,61</text:p>
          </table:table-cell>
          <table:table-cell table:style-name="ce4" table:formula="of:=AVERAGE([.H3:.H11])" office:value-type="float" office:value="364.888888888889" calcext:value-type="float">
            <text:p>364,89</text:p>
          </table:table-cell>
          <table:table-cell table:style-name="ce4" table:formula="of:=AVERAGE([.I3:.I11])" office:value-type="float" office:value="14.2722222222222" calcext:value-type="float">
            <text:p>14,27</text:p>
          </table:table-cell>
          <table:table-cell table:style-name="ce4" table:formula="of:=AVERAGE([.J3:.J11])" office:value-type="float" office:value="0.0488888888888889" calcext:value-type="float">
            <text:p>0,05</text:p>
          </table:table-cell>
          <table:table-cell table:style-name="ce4" table:formula="of:=AVERAGE([.K3:.K11])" office:value-type="float" office:value="485.555555555556" calcext:value-type="float">
            <text:p>485,56</text:p>
          </table:table-cell>
          <table:table-cell table:style-name="ce4" table:formula="of:=AVERAGE([.L3:.L11])" office:value-type="float" office:value="698.444444444445" calcext:value-type="float">
            <text:p>698,44</text:p>
          </table:table-cell>
          <table:table-cell table:style-name="ce4" table:formula="of:=AVERAGE([.M3:.M11])" office:value-type="float" office:value="705.888888888889" calcext:value-type="float">
            <text:p>705,89</text:p>
          </table:table-cell>
          <table:table-cell table:style-name="ce4" table:formula="of:=AVERAGE([.N3:.N11])" office:value-type="float" office:value="2553.28111111111" calcext:value-type="float">
            <text:p>2553,28</text:p>
          </table:table-cell>
          <table:table-cell table:style-name="ce4" table:formula="of:=AVERAGE([.O3:.O11])" office:value-type="float" office:value="1597.31555555556" calcext:value-type="float">
            <text:p>1597,32</text:p>
          </table:table-cell>
          <table:table-cell table:style-name="ce4" table:formula="of:=AVERAGE([.P3:.P11])" office:value-type="float" office:value="33.0245727856378" calcext:value-type="float">
            <text:p>33,02</text:p>
          </table:table-cell>
          <table:table-cell table:style-name="ce2" table:number-columns-repeated="1008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4:26:52.9995371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18:58.294070872</meta:creation-date>
    <dc:date>2019-04-02T14:27:43.437528522</dc:date>
    <meta:editing-duration>PT1H5M48S</meta:editing-duration>
    <meta:editing-cycles>21</meta:editing-cycles>
    <meta:generator>LibreOffice/6.2.2.2$Linux_X86_64 LibreOffice_project/20$Build-2</meta:generator>
    <meta:document-statistic meta:table-count="2" meta:cell-count="285" meta:object-count="0"/>
  </office:meta>
</office:document-meta>
</file>